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lgIadWzDmD4MmjbGuKx7zCc3MG4WME21lKW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0:27:37.828907013</meta:creation-date>
    <dc:date>2022-04-26T10:28:14.513700562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2.6.2$Linux_X86_64 LibreOffice_project/20$Build-2</meta:generator>
  </office:meta>
</office:document-meta>
</file>